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1">
            <text:p>ABT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Messages</text:p>
          </table:table-cell>
          <table:table-cell office:value-type="string" table:style-name="ce1">
            <text:p>Loss</text:p>
          </table:table-cell>
          <table:table-cell office:value-type="string" table:style-name="ce1">
            <text:p>Corruption</text:p>
          </table:table-cell>
          <table:table-cell office:value-type="string" table:style-name="ce1">
            <text:p>Time_bw_messages</text:p>
          </table:table-cell>
          <table:table-cell office:value-type="string" table:style-name="ce1">
            <text:p>Application_A</text:p>
          </table:table-cell>
          <table:table-cell office:value-type="string" table:style-name="ce1">
            <text:p>Transport_A</text:p>
          </table:table-cell>
          <table:table-cell office:value-type="string" table:style-name="ce1">
            <text:p>Transport_B</text:p>
          </table:table-cell>
          <table:table-cell office:value-type="string" table:style-name="ce1">
            <text:p>Application_B</text:p>
          </table:table-cell>
          <table:table-cell office:value-type="string" table:style-name="ce1">
            <text:p>Total_time</text:p>
          </table:table-cell>
          <table:table-cell office:value-type="string" table:style-name="ce1">
            <text:p>Throughput</text:p>
          </table:table-cell>
          <table:table-cell table:style-name="ce1"/>
          <table:table-cell office:value-type="string" table:style-name="ce1">
            <text:p>GBN -W 10</text:p>
          </table:table-cell>
          <table:table-cell table:number-columns-repeated="12" table:style-name="ce1"/>
          <table:table-cell office:value-type="string" table:style-name="ce1">
            <text:p>SR -W 1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59" table:style-name="ce1">
            <text:p>1559</text:p>
          </table:table-cell>
          <table:table-cell office:value-type="float" office:value="769" table:style-name="ce1">
            <text:p>769</text:p>
          </table:table-cell>
          <table:table-cell office:value-type="float" office:value="262" table:style-name="ce1">
            <text:p>262</text:p>
          </table:table-cell>
          <table:table-cell office:value-type="float" office:value="51432.238280999998" table:style-name="ce1">
            <text:p>51432.23828</text:p>
          </table:table-cell>
          <table:table-cell office:value-type="float" office:value="5.0939999999999996E-3" table:style-name="ce1">
            <text:p>0.00509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766" table:style-name="ce1">
            <text:p>12766</text:p>
          </table:table-cell>
          <table:table-cell office:value-type="float" office:value="6381" table:style-name="ce1">
            <text:p>6381</text:p>
          </table:table-cell>
          <table:table-cell office:value-type="float" office:value="834" table:style-name="ce1">
            <text:p>834</text:p>
          </table:table-cell>
          <table:table-cell office:value-type="float" office:value="49430.835937999997" table:style-name="ce1">
            <text:p>49430.83594</text:p>
          </table:table-cell>
          <table:table-cell office:value-type="float" office:value="1.6872000000000002E-2" table:style-name="ce1">
            <text:p>0.01687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5" table:style-name="ce1">
            <text:p>105</text:p>
          </table:table-cell>
          <table:table-cell office:value-type="float" office:value="29" table:style-name="ce1">
            <text:p>29</text:p>
          </table:table-cell>
          <table:table-cell office:value-type="float" office:value="50543.046875" table:style-name="ce1">
            <text:p>50543.04688</text:p>
          </table:table-cell>
          <table:table-cell office:value-type="float" office:value="5.7399999999999997E-4" table:style-name="ce1">
            <text:p>0.000574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81" table:style-name="ce1">
            <text:p>1581</text:p>
          </table:table-cell>
          <table:table-cell office:value-type="float" office:value="785" table:style-name="ce1">
            <text:p>785</text:p>
          </table:table-cell>
          <table:table-cell office:value-type="float" office:value="238" table:style-name="ce1">
            <text:p>238</text:p>
          </table:table-cell>
          <table:table-cell office:value-type="float" office:value="51015.964844000002" table:style-name="ce1">
            <text:p>51015.96484</text:p>
          </table:table-cell>
          <table:table-cell office:value-type="float" office:value="4.6649999999999999E-3" table:style-name="ce1">
            <text:p>0.00466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093" table:style-name="ce1">
            <text:p>14093</text:p>
          </table:table-cell>
          <table:table-cell office:value-type="float" office:value="6991" table:style-name="ce1">
            <text:p>6991</text:p>
          </table:table-cell>
          <table:table-cell office:value-type="float" office:value="867" table:style-name="ce1">
            <text:p>867</text:p>
          </table:table-cell>
          <table:table-cell office:value-type="float" office:value="48933.519530999998" table:style-name="ce1">
            <text:p>48933.51953</text:p>
          </table:table-cell>
          <table:table-cell office:value-type="float" office:value="1.7718000000000001E-2" table:style-name="ce1">
            <text:p>0.01771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77" table:style-name="ce1">
            <text:p>177</text:p>
          </table:table-cell>
          <table:table-cell office:value-type="float" office:value="84" table:style-name="ce1">
            <text:p>84</text:p>
          </table:table-cell>
          <table:table-cell office:value-type="float" office:value="24" table:style-name="ce1">
            <text:p>24</text:p>
          </table:table-cell>
          <table:table-cell office:value-type="float" office:value="49141.417969000002" table:style-name="ce1">
            <text:p>49141.41797</text:p>
          </table:table-cell>
          <table:table-cell office:value-type="float" office:value="4.8799999999999999E-4" table:style-name="ce1">
            <text:p>0.000488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97" table:style-name="ce1">
            <text:p>1497</text:p>
          </table:table-cell>
          <table:table-cell office:value-type="float" office:value="780" table:style-name="ce1">
            <text:p>780</text:p>
          </table:table-cell>
          <table:table-cell office:value-type="float" office:value="247" table:style-name="ce1">
            <text:p>247</text:p>
          </table:table-cell>
          <table:table-cell office:value-type="float" office:value="49438.308594000002" table:style-name="ce1">
            <text:p>49438.30859</text:p>
          </table:table-cell>
          <table:table-cell office:value-type="float" office:value="4.9959999999999996E-3" table:style-name="ce1">
            <text:p>0.00499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902" table:style-name="ce1">
            <text:p>12902</text:p>
          </table:table-cell>
          <table:table-cell office:value-type="float" office:value="6378" table:style-name="ce1">
            <text:p>6378</text:p>
          </table:table-cell>
          <table:table-cell office:value-type="float" office:value="893" table:style-name="ce1">
            <text:p>893</text:p>
          </table:table-cell>
          <table:table-cell office:value-type="float" office:value="49299.574219000002" table:style-name="ce1">
            <text:p>49299.57422</text:p>
          </table:table-cell>
          <table:table-cell office:value-type="float" office:value="1.8114000000000002E-2" table:style-name="ce1">
            <text:p>0.01811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95" table:style-name="ce1">
            <text:p>295</text:p>
          </table:table-cell>
          <table:table-cell office:value-type="float" office:value="144" table:style-name="ce1">
            <text:p>144</text:p>
          </table:table-cell>
          <table:table-cell office:value-type="float" office:value="45" table:style-name="ce1">
            <text:p>45</text:p>
          </table:table-cell>
          <table:table-cell office:value-type="float" office:value="50758.75" table:style-name="ce1">
            <text:p>50758.75</text:p>
          </table:table-cell>
          <table:table-cell office:value-type="float" office:value="8.8699999999999998E-4" table:style-name="ce1">
            <text:p>0.000887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00" table:style-name="ce1">
            <text:p>1500</text:p>
          </table:table-cell>
          <table:table-cell office:value-type="float" office:value="748" table:style-name="ce1">
            <text:p>748</text:p>
          </table:table-cell>
          <table:table-cell office:value-type="float" office:value="265" table:style-name="ce1">
            <text:p>265</text:p>
          </table:table-cell>
          <table:table-cell office:value-type="float" office:value="48903.359375" table:style-name="ce1">
            <text:p>48903.35938</text:p>
          </table:table-cell>
          <table:table-cell office:value-type="float" office:value="5.4190000000000002E-3" table:style-name="ce1">
            <text:p>0.00541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960" table:style-name="ce1">
            <text:p>13960</text:p>
          </table:table-cell>
          <table:table-cell office:value-type="float" office:value="7014" table:style-name="ce1">
            <text:p>7014</text:p>
          </table:table-cell>
          <table:table-cell office:value-type="float" office:value="878" table:style-name="ce1">
            <text:p>878</text:p>
          </table:table-cell>
          <table:table-cell office:value-type="float" office:value="49919.167969000002" table:style-name="ce1">
            <text:p>49919.16797</text:p>
          </table:table-cell>
          <table:table-cell office:value-type="float" office:value="1.7587999999999999E-2" table:style-name="ce1">
            <text:p>0.01758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10" table:style-name="ce1">
            <text:p>210</text:p>
          </table:table-cell>
          <table:table-cell office:value-type="float" office:value="99" table:style-name="ce1">
            <text:p>99</text:p>
          </table:table-cell>
          <table:table-cell office:value-type="float" office:value="24" table:style-name="ce1">
            <text:p>24</text:p>
          </table:table-cell>
          <table:table-cell office:value-type="float" office:value="51176.496094000002" table:style-name="ce1">
            <text:p>51176.49609</text:p>
          </table:table-cell>
          <table:table-cell office:value-type="float" office:value="4.6900000000000002E-4" table:style-name="ce1">
            <text:p>0.000469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06" table:style-name="ce1">
            <text:p>1506</text:p>
          </table:table-cell>
          <table:table-cell office:value-type="float" office:value="754" table:style-name="ce1">
            <text:p>754</text:p>
          </table:table-cell>
          <table:table-cell office:value-type="float" office:value="241" table:style-name="ce1">
            <text:p>241</text:p>
          </table:table-cell>
          <table:table-cell office:value-type="float" office:value="49407.75" table:style-name="ce1">
            <text:p>49407.75</text:p>
          </table:table-cell>
          <table:table-cell office:value-type="float" office:value="4.8780000000000004E-3" table:style-name="ce1">
            <text:p>0.00487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898" table:style-name="ce1">
            <text:p>12898</text:p>
          </table:table-cell>
          <table:table-cell office:value-type="float" office:value="6431" table:style-name="ce1">
            <text:p>6431</text:p>
          </table:table-cell>
          <table:table-cell office:value-type="float" office:value="869" table:style-name="ce1">
            <text:p>869</text:p>
          </table:table-cell>
          <table:table-cell office:value-type="float" office:value="49433.335937999997" table:style-name="ce1">
            <text:p>49433.33594</text:p>
          </table:table-cell>
          <table:table-cell office:value-type="float" office:value="1.7579000000000001E-2" table:style-name="ce1">
            <text:p>0.01757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0" table:style-name="ce1">
            <text:p>140</text:p>
          </table:table-cell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office:value-type="float" office:value="50069.113280999998" table:style-name="ce1">
            <text:p>50069.11328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02" table:style-name="ce1">
            <text:p>1502</text:p>
          </table:table-cell>
          <table:table-cell office:value-type="float" office:value="775" table:style-name="ce1">
            <text:p>775</text:p>
          </table:table-cell>
          <table:table-cell office:value-type="float" office:value="256" table:style-name="ce1">
            <text:p>256</text:p>
          </table:table-cell>
          <table:table-cell office:value-type="float" office:value="50057.925780999998" table:style-name="ce1">
            <text:p>50057.92578</text:p>
          </table:table-cell>
          <table:table-cell office:value-type="float" office:value="5.1139999999999996E-3" table:style-name="ce1">
            <text:p>0.00511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898" table:style-name="ce1">
            <text:p>12898</text:p>
          </table:table-cell>
          <table:table-cell office:value-type="float" office:value="6470" table:style-name="ce1">
            <text:p>6470</text:p>
          </table:table-cell>
          <table:table-cell office:value-type="float" office:value="920" table:style-name="ce1">
            <text:p>920</text:p>
          </table:table-cell>
          <table:table-cell office:value-type="float" office:value="50862.238280999998" table:style-name="ce1">
            <text:p>50862.23828</text:p>
          </table:table-cell>
          <table:table-cell office:value-type="float" office:value="1.8088E-2" table:style-name="ce1">
            <text:p>0.01808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7" table:style-name="ce1">
            <text:p>197</text:p>
          </table:table-cell>
          <table:table-cell office:value-type="float" office:value="92" table:style-name="ce1">
            <text:p>92</text:p>
          </table:table-cell>
          <table:table-cell office:value-type="float" office:value="27" table:style-name="ce1">
            <text:p>27</text:p>
          </table:table-cell>
          <table:table-cell office:value-type="float" office:value="50275.285155999998" table:style-name="ce1">
            <text:p>50275.28516</text:p>
          </table:table-cell>
          <table:table-cell office:value-type="float" office:value="5.3700000000000004E-4" table:style-name="ce1">
            <text:p>0.000537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93" table:style-name="ce1">
            <text:p>1493</text:p>
          </table:table-cell>
          <table:table-cell office:value-type="float" office:value="729" table:style-name="ce1">
            <text:p>729</text:p>
          </table:table-cell>
          <table:table-cell office:value-type="float" office:value="242" table:style-name="ce1">
            <text:p>242</text:p>
          </table:table-cell>
          <table:table-cell office:value-type="float" office:value="48903.78125" table:style-name="ce1">
            <text:p>48903.78125</text:p>
          </table:table-cell>
          <table:table-cell office:value-type="float" office:value="4.9480000000000001E-3" table:style-name="ce1">
            <text:p>0.00494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657" table:style-name="ce1">
            <text:p>12657</text:p>
          </table:table-cell>
          <table:table-cell office:value-type="float" office:value="6302" table:style-name="ce1">
            <text:p>6302</text:p>
          </table:table-cell>
          <table:table-cell office:value-type="float" office:value="851" table:style-name="ce1">
            <text:p>851</text:p>
          </table:table-cell>
          <table:table-cell office:value-type="float" office:value="50028.429687999997" table:style-name="ce1">
            <text:p>50028.42969</text:p>
          </table:table-cell>
          <table:table-cell office:value-type="float" office:value="1.7010000000000001E-2" table:style-name="ce1">
            <text:p>0.0170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2" table:style-name="ce1">
            <text:p>252</text:p>
          </table:table-cell>
          <table:table-cell office:value-type="float" office:value="124" table:style-name="ce1">
            <text:p>124</text:p>
          </table:table-cell>
          <table:table-cell office:value-type="float" office:value="40" table:style-name="ce1">
            <text:p>40</text:p>
          </table:table-cell>
          <table:table-cell office:value-type="float" office:value="48988.835937999997" table:style-name="ce1">
            <text:p>48988.83594</text:p>
          </table:table-cell>
          <table:table-cell office:value-type="float" office:value="8.1700000000000002E-4" table:style-name="ce1">
            <text:p>0.000817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94" table:style-name="ce1">
            <text:p>1494</text:p>
          </table:table-cell>
          <table:table-cell office:value-type="float" office:value="776" table:style-name="ce1">
            <text:p>776</text:p>
          </table:table-cell>
          <table:table-cell office:value-type="float" office:value="257" table:style-name="ce1">
            <text:p>257</text:p>
          </table:table-cell>
          <table:table-cell office:value-type="float" office:value="49227.234375" table:style-name="ce1">
            <text:p>49227.23438</text:p>
          </table:table-cell>
          <table:table-cell office:value-type="float" office:value="5.2209999999999999E-3" table:style-name="ce1">
            <text:p>0.00522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991" table:style-name="ce1">
            <text:p>12991</text:p>
          </table:table-cell>
          <table:table-cell office:value-type="float" office:value="6457" table:style-name="ce1">
            <text:p>6457</text:p>
          </table:table-cell>
          <table:table-cell office:value-type="float" office:value="915" table:style-name="ce1">
            <text:p>915</text:p>
          </table:table-cell>
          <table:table-cell office:value-type="float" office:value="50571.433594000002" table:style-name="ce1">
            <text:p>50571.43359</text:p>
          </table:table-cell>
          <table:table-cell office:value-type="float" office:value="1.8093000000000001E-2" table:style-name="ce1">
            <text:p>0.01809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6" table:style-name="ce1">
            <text:p>166</text:p>
          </table:table-cell>
          <table:table-cell office:value-type="float" office:value="85" table:style-name="ce1">
            <text:p>85</text:p>
          </table:table-cell>
          <table:table-cell office:value-type="float" office:value="21" table:style-name="ce1">
            <text:p>21</text:p>
          </table:table-cell>
          <table:table-cell office:value-type="float" office:value="50389.070312000003" table:style-name="ce1">
            <text:p>50389.07031</text:p>
          </table:table-cell>
          <table:table-cell office:value-type="float" office:value="4.17E-4" table:style-name="ce1">
            <text:p>0.000417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13" table:style-name="ce1">
            <text:p>1513</text:p>
          </table:table-cell>
          <table:table-cell office:value-type="float" office:value="750" table:style-name="ce1">
            <text:p>750</text:p>
          </table:table-cell>
          <table:table-cell office:value-type="float" office:value="242" table:style-name="ce1">
            <text:p>242</text:p>
          </table:table-cell>
          <table:table-cell office:value-type="float" office:value="49322.371094000002" table:style-name="ce1">
            <text:p>49322.37109</text:p>
          </table:table-cell>
          <table:table-cell office:value-type="float" office:value="4.9059999999999998E-3" table:style-name="ce1">
            <text:p>0.00490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184" table:style-name="ce1">
            <text:p>12184</text:p>
          </table:table-cell>
          <table:table-cell office:value-type="float" office:value="6076" table:style-name="ce1">
            <text:p>6076</text:p>
          </table:table-cell>
          <table:table-cell office:value-type="float" office:value="915" table:style-name="ce1">
            <text:p>915</text:p>
          </table:table-cell>
          <table:table-cell office:value-type="float" office:value="49212.015625" table:style-name="ce1">
            <text:p>49212.01563</text:p>
          </table:table-cell>
          <table:table-cell office:value-type="float" office:value="1.8592999999999998E-2" table:style-name="ce1">
            <text:p>0.01859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0" table:style-name="ce1">
            <text:p>120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48154.042969000002" table:style-name="ce1">
            <text:p>48154.04297</text:p>
          </table:table-cell>
          <table:table-cell office:value-type="float" office:value="3.3199999999999999E-4" table:style-name="ce1">
            <text:p>0.000332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10" table:style-name="ce1">
            <text:p>1510</text:p>
          </table:table-cell>
          <table:table-cell office:value-type="float" office:value="756" table:style-name="ce1">
            <text:p>756</text:p>
          </table:table-cell>
          <table:table-cell office:value-type="float" office:value="260" table:style-name="ce1">
            <text:p>260</text:p>
          </table:table-cell>
          <table:table-cell office:value-type="float" office:value="49064.804687999997" table:style-name="ce1">
            <text:p>49064.80469</text:p>
          </table:table-cell>
          <table:table-cell office:value-type="float" office:value="5.2989999999999999E-3" table:style-name="ce1">
            <text:p>0.00529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869" table:style-name="ce1">
            <text:p>12869</text:p>
          </table:table-cell>
          <table:table-cell office:value-type="float" office:value="6404" table:style-name="ce1">
            <text:p>6404</text:p>
          </table:table-cell>
          <table:table-cell office:value-type="float" office:value="887" table:style-name="ce1">
            <text:p>887</text:p>
          </table:table-cell>
          <table:table-cell office:value-type="float" office:value="50382.679687999997" table:style-name="ce1">
            <text:p>50382.67969</text:p>
          </table:table-cell>
          <table:table-cell office:value-type="float" office:value="1.7604999999999999E-2" table:style-name="ce1">
            <text:p>0.01760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3" table:style-name="ce1">
            <text:p>123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50232.015625" table:style-name="ce1">
            <text:p>50232.01563</text:p>
          </table:table-cell>
          <table:table-cell office:value-type="float" office:value="3.3799999999999998E-4" table:style-name="ce1">
            <text:p>0.000338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3" table:style-name="ce1"/>
          <table:table-cell office:value-type="string" table:style-name="ce1">
            <text:p>GBN -W 5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3523" table:style-name="ce1">
            <text:p>63523</text:p>
          </table:table-cell>
          <table:table-cell office:value-type="float" office:value="8254" table:style-name="ce1">
            <text:p>8254</text:p>
          </table:table-cell>
          <table:table-cell office:value-type="float" office:value="303" table:style-name="ce1">
            <text:p>303</text:p>
          </table:table-cell>
          <table:table-cell office:value-type="float" office:value="50243.921875" table:style-name="ce1">
            <text:p>50243.92188</text:p>
          </table:table-cell>
          <table:table-cell office:value-type="float" office:value="6.0309999999999999E-3" table:style-name="ce1">
            <text:p>0.00603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R -W 5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037" table:style-name="ce1">
            <text:p>6037</text:p>
          </table:table-cell>
          <table:table-cell office:value-type="float" office:value="3035" table:style-name="ce1">
            <text:p>3035</text:p>
          </table:table-cell>
          <table:table-cell office:value-type="float" office:value="999" table:style-name="ce1">
            <text:p>999</text:p>
          </table:table-cell>
          <table:table-cell office:value-type="float" office:value="49808.570312000003" table:style-name="ce1">
            <text:p>49808.57031</text:p>
          </table:table-cell>
          <table:table-cell office:value-type="float" office:value="2.0056999999999998E-2" table:style-name="ce1">
            <text:p>0.020057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8764" table:style-name="ce1">
            <text:p>78764</text:p>
          </table:table-cell>
          <table:table-cell office:value-type="float" office:value="9315" table:style-name="ce1">
            <text:p>9315</text:p>
          </table:table-cell>
          <table:table-cell office:value-type="float" office:value="170" table:style-name="ce1">
            <text:p>170</text:p>
          </table:table-cell>
          <table:table-cell office:value-type="float" office:value="51711.484375" table:style-name="ce1">
            <text:p>51711.48438</text:p>
          </table:table-cell>
          <table:table-cell office:value-type="float" office:value="3.287E-3" table:style-name="ce1">
            <text:p>0.003287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10" table:style-name="ce1">
            <text:p>6210</text:p>
          </table:table-cell>
          <table:table-cell office:value-type="float" office:value="3100" table:style-name="ce1">
            <text:p>3100</text:p>
          </table:table-cell>
          <table:table-cell office:value-type="float" office:value="997" table:style-name="ce1">
            <text:p>997</text:p>
          </table:table-cell>
          <table:table-cell office:value-type="float" office:value="48512.714844000002" table:style-name="ce1">
            <text:p>48512.71484</text:p>
          </table:table-cell>
          <table:table-cell office:value-type="float" office:value="2.0551E-2" table:style-name="ce1">
            <text:p>0.020551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6"/>
          <table:table-cell table:style-name="ce1">
            <draw:frame draw:z-index="1" draw:id="id0" draw:style-name="a0" draw:name="Chart 1" svg:x="0.5in" svg:y="0.00521in" svg:width="6.90625in" svg:height="4.14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026" table:style-name="ce1">
            <text:p>76026</text:p>
          </table:table-cell>
          <table:table-cell office:value-type="float" office:value="8995" table:style-name="ce1">
            <text:p>8995</text:p>
          </table:table-cell>
          <table:table-cell office:value-type="float" office:value="150" table:style-name="ce1">
            <text:p>150</text:p>
          </table:table-cell>
          <table:table-cell office:value-type="float" office:value="49996.53125" table:style-name="ce1">
            <text:p>49996.5312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486" table:style-name="ce1">
            <text:p>6486</text:p>
          </table:table-cell>
          <table:table-cell office:value-type="float" office:value="3200" table:style-name="ce1">
            <text:p>3200</text:p>
          </table:table-cell>
          <table:table-cell office:value-type="float" office:value="997" table:style-name="ce1">
            <text:p>997</text:p>
          </table:table-cell>
          <table:table-cell office:value-type="float" office:value="50571.328125" table:style-name="ce1">
            <text:p>50571.32813</text:p>
          </table:table-cell>
          <table:table-cell office:value-type="float" office:value="1.9715E-2" table:style-name="ce1">
            <text:p>0.019715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5665" table:style-name="ce1">
            <text:p>65665</text:p>
          </table:table-cell>
          <table:table-cell office:value-type="float" office:value="8121" table:style-name="ce1">
            <text:p>8121</text:p>
          </table:table-cell>
          <table:table-cell office:value-type="float" office:value="252" table:style-name="ce1">
            <text:p>252</text:p>
          </table:table-cell>
          <table:table-cell office:value-type="float" office:value="47653.792969000002" table:style-name="ce1">
            <text:p>47653.79297</text:p>
          </table:table-cell>
          <table:table-cell office:value-type="float" office:value="5.2880000000000002E-3" table:style-name="ce1">
            <text:p>0.00528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923" table:style-name="ce1">
            <text:p>5923</text:p>
          </table:table-cell>
          <table:table-cell office:value-type="float" office:value="3005" table:style-name="ce1">
            <text:p>3005</text:p>
          </table:table-cell>
          <table:table-cell office:value-type="float" office:value="997" table:style-name="ce1">
            <text:p>997</text:p>
          </table:table-cell>
          <table:table-cell office:value-type="float" office:value="49870.636719000002" table:style-name="ce1">
            <text:p>49870.63672</text:p>
          </table:table-cell>
          <table:table-cell office:value-type="float" office:value="1.9991999999999999E-2" table:style-name="ce1">
            <text:p>0.019992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3919" table:style-name="ce1">
            <text:p>73919</text:p>
          </table:table-cell>
          <table:table-cell office:value-type="float" office:value="8923" table:style-name="ce1">
            <text:p>8923</text:p>
          </table:table-cell>
          <table:table-cell office:value-type="float" office:value="168" table:style-name="ce1">
            <text:p>168</text:p>
          </table:table-cell>
          <table:table-cell office:value-type="float" office:value="49990.996094000002" table:style-name="ce1">
            <text:p>49990.99609</text:p>
          </table:table-cell>
          <table:table-cell office:value-type="float" office:value="3.3609999999999998E-3" table:style-name="ce1">
            <text:p>0.00336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346" table:style-name="ce1">
            <text:p>6346</text:p>
          </table:table-cell>
          <table:table-cell office:value-type="float" office:value="3159" table:style-name="ce1">
            <text:p>3159</text:p>
          </table:table-cell>
          <table:table-cell office:value-type="float" office:value="998" table:style-name="ce1">
            <text:p>998</text:p>
          </table:table-cell>
          <table:table-cell office:value-type="float" office:value="50670.769530999998" table:style-name="ce1">
            <text:p>50670.76953</text:p>
          </table:table-cell>
          <table:table-cell office:value-type="float" office:value="1.9696000000000002E-2" table:style-name="ce1">
            <text:p>0.019696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1800" table:style-name="ce1">
            <text:p>71800</text:p>
          </table:table-cell>
          <table:table-cell office:value-type="float" office:value="8957" table:style-name="ce1">
            <text:p>8957</text:p>
          </table:table-cell>
          <table:table-cell office:value-type="float" office:value="217" table:style-name="ce1">
            <text:p>217</text:p>
          </table:table-cell>
          <table:table-cell office:value-type="float" office:value="50843.046875" table:style-name="ce1">
            <text:p>50843.04688</text:p>
          </table:table-cell>
          <table:table-cell office:value-type="float" office:value="4.2680000000000001E-3" table:style-name="ce1">
            <text:p>0.00426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072" table:style-name="ce1">
            <text:p>6072</text:p>
          </table:table-cell>
          <table:table-cell office:value-type="float" office:value="3079" table:style-name="ce1">
            <text:p>3079</text:p>
          </table:table-cell>
          <table:table-cell office:value-type="float" office:value="998" table:style-name="ce1">
            <text:p>998</text:p>
          </table:table-cell>
          <table:table-cell office:value-type="float" office:value="50270.929687999997" table:style-name="ce1">
            <text:p>50270.92969</text:p>
          </table:table-cell>
          <table:table-cell office:value-type="float" office:value="1.9852000000000002E-2" table:style-name="ce1">
            <text:p>0.019852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644" table:style-name="ce1">
            <text:p>76644</text:p>
          </table:table-cell>
          <table:table-cell office:value-type="float" office:value="9213" table:style-name="ce1">
            <text:p>9213</text:p>
          </table:table-cell>
          <table:table-cell office:value-type="float" office:value="155" table:style-name="ce1">
            <text:p>155</text:p>
          </table:table-cell>
          <table:table-cell office:value-type="float" office:value="51420.449219000002" table:style-name="ce1">
            <text:p>51420.44922</text:p>
          </table:table-cell>
          <table:table-cell office:value-type="float" office:value="3.0140000000000002E-3" table:style-name="ce1">
            <text:p>0.00301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431" table:style-name="ce1">
            <text:p>6431</text:p>
          </table:table-cell>
          <table:table-cell office:value-type="float" office:value="3171" table:style-name="ce1">
            <text:p>3171</text:p>
          </table:table-cell>
          <table:table-cell office:value-type="float" office:value="997" table:style-name="ce1">
            <text:p>997</text:p>
          </table:table-cell>
          <table:table-cell office:value-type="float" office:value="49690.398437999997" table:style-name="ce1">
            <text:p>49690.39844</text:p>
          </table:table-cell>
          <table:table-cell office:value-type="float" office:value="2.0063999999999999E-2" table:style-name="ce1">
            <text:p>0.020064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3053" table:style-name="ce1">
            <text:p>63053</text:p>
          </table:table-cell>
          <table:table-cell office:value-type="float" office:value="8254" table:style-name="ce1">
            <text:p>8254</text:p>
          </table:table-cell>
          <table:table-cell office:value-type="float" office:value="332" table:style-name="ce1">
            <text:p>332</text:p>
          </table:table-cell>
          <table:table-cell office:value-type="float" office:value="50027.652344000002" table:style-name="ce1">
            <text:p>50027.65234</text:p>
          </table:table-cell>
          <table:table-cell office:value-type="float" office:value="6.6360000000000004E-3" table:style-name="ce1">
            <text:p>0.006636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03" table:style-name="ce1">
            <text:p>6203</text:p>
          </table:table-cell>
          <table:table-cell office:value-type="float" office:value="3106" table:style-name="ce1">
            <text:p>3106</text:p>
          </table:table-cell>
          <table:table-cell office:value-type="float" office:value="998" table:style-name="ce1">
            <text:p>998</text:p>
          </table:table-cell>
          <table:table-cell office:value-type="float" office:value="50659.261719000002" table:style-name="ce1">
            <text:p>50659.26172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9787" table:style-name="ce1">
            <text:p>59787</text:p>
          </table:table-cell>
          <table:table-cell office:value-type="float" office:value="8005" table:style-name="ce1">
            <text:p>8005</text:p>
          </table:table-cell>
          <table:table-cell office:value-type="float" office:value="378" table:style-name="ce1">
            <text:p>378</text:p>
          </table:table-cell>
          <table:table-cell office:value-type="float" office:value="50728.175780999998" table:style-name="ce1">
            <text:p>50728.17578</text:p>
          </table:table-cell>
          <table:table-cell office:value-type="float" office:value="7.4510000000000002E-3" table:style-name="ce1">
            <text:p>0.00745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511" table:style-name="ce1">
            <text:p>6511</text:p>
          </table:table-cell>
          <table:table-cell office:value-type="float" office:value="3248" table:style-name="ce1">
            <text:p>3248</text:p>
          </table:table-cell>
          <table:table-cell office:value-type="float" office:value="999" table:style-name="ce1">
            <text:p>999</text:p>
          </table:table-cell>
          <table:table-cell office:value-type="float" office:value="49660.960937999997" table:style-name="ce1">
            <text:p>49660.96094</text:p>
          </table:table-cell>
          <table:table-cell office:value-type="float" office:value="2.0115999999999998E-2" table:style-name="ce1">
            <text:p>0.020116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0795" table:style-name="ce1">
            <text:p>70795</text:p>
          </table:table-cell>
          <table:table-cell office:value-type="float" office:value="8797" table:style-name="ce1">
            <text:p>8797</text:p>
          </table:table-cell>
          <table:table-cell office:value-type="float" office:value="225" table:style-name="ce1">
            <text:p>225</text:p>
          </table:table-cell>
          <table:table-cell office:value-type="float" office:value="50735.007812000003" table:style-name="ce1">
            <text:p>50735.00781</text:p>
          </table:table-cell>
          <table:table-cell office:value-type="float" office:value="4.4349999999999997E-3" table:style-name="ce1">
            <text:p>0.00443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48" table:style-name="ce1">
            <text:p>6248</text:p>
          </table:table-cell>
          <table:table-cell office:value-type="float" office:value="3109" table:style-name="ce1">
            <text:p>3109</text:p>
          </table:table-cell>
          <table:table-cell office:value-type="float" office:value="997" table:style-name="ce1">
            <text:p>997</text:p>
          </table:table-cell>
          <table:table-cell office:value-type="float" office:value="49605.921875" table:style-name="ce1">
            <text:p>49605.92188</text:p>
          </table:table-cell>
          <table:table-cell office:value-type="float" office:value="2.0098000000000001E-2" table:style-name="ce1">
            <text:p>0.020098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1">
            <text:p>GBN -W 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16125" table:style-name="ce1">
            <text:p>116125</text:p>
          </table:table-cell>
          <table:table-cell office:value-type="float" office:value="8067" table:style-name="ce1">
            <text:p>8067</text:p>
          </table:table-cell>
          <table:table-cell office:value-type="float" office:value="341" table:style-name="ce1">
            <text:p>341</text:p>
          </table:table-cell>
          <table:table-cell office:value-type="float" office:value="49303.253905999998" table:style-name="ce1">
            <text:p>49303.25391</text:p>
          </table:table-cell>
          <table:table-cell office:value-type="float" office:value="6.9160000000000003E-3" table:style-name="ce1">
            <text:p>0.00691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R -W 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037" table:style-name="ce1">
            <text:p>6037</text:p>
          </table:table-cell>
          <table:table-cell office:value-type="float" office:value="3035" table:style-name="ce1">
            <text:p>3035</text:p>
          </table:table-cell>
          <table:table-cell office:value-type="float" office:value="999" table:style-name="ce1">
            <text:p>999</text:p>
          </table:table-cell>
          <table:table-cell office:value-type="float" office:value="49808.570312000003" table:style-name="ce1">
            <text:p>49808.57031</text:p>
          </table:table-cell>
          <table:table-cell office:value-type="float" office:value="2.0056999999999998E-2" table:style-name="ce1">
            <text:p>0.020057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6825" table:style-name="ce1">
            <text:p>146825</text:p>
          </table:table-cell>
          <table:table-cell office:value-type="float" office:value="9205" table:style-name="ce1">
            <text:p>9205</text:p>
          </table:table-cell>
          <table:table-cell office:value-type="float" office:value="195" table:style-name="ce1">
            <text:p>195</text:p>
          </table:table-cell>
          <table:table-cell office:value-type="float" office:value="50950.925780999998" table:style-name="ce1">
            <text:p>50950.92578</text:p>
          </table:table-cell>
          <table:table-cell office:value-type="float" office:value="3.8270000000000001E-3" table:style-name="ce1">
            <text:p>0.003827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10" table:style-name="ce1">
            <text:p>6210</text:p>
          </table:table-cell>
          <table:table-cell office:value-type="float" office:value="3100" table:style-name="ce1">
            <text:p>3100</text:p>
          </table:table-cell>
          <table:table-cell office:value-type="float" office:value="997" table:style-name="ce1">
            <text:p>997</text:p>
          </table:table-cell>
          <table:table-cell office:value-type="float" office:value="48512.714844000002" table:style-name="ce1">
            <text:p>48512.71484</text:p>
          </table:table-cell>
          <table:table-cell office:value-type="float" office:value="2.0551E-2" table:style-name="ce1">
            <text:p>0.020551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2257" table:style-name="ce1">
            <text:p>142257</text:p>
          </table:table-cell>
          <table:table-cell office:value-type="float" office:value="8789" table:style-name="ce1">
            <text:p>8789</text:p>
          </table:table-cell>
          <table:table-cell office:value-type="float" office:value="182" table:style-name="ce1">
            <text:p>182</text:p>
          </table:table-cell>
          <table:table-cell office:value-type="float" office:value="48895.015625" table:style-name="ce1">
            <text:p>48895.01563</text:p>
          </table:table-cell>
          <table:table-cell office:value-type="float" office:value="3.722E-3" table:style-name="ce1">
            <text:p>0.003722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486" table:style-name="ce1">
            <text:p>6486</text:p>
          </table:table-cell>
          <table:table-cell office:value-type="float" office:value="3200" table:style-name="ce1">
            <text:p>3200</text:p>
          </table:table-cell>
          <table:table-cell office:value-type="float" office:value="997" table:style-name="ce1">
            <text:p>997</text:p>
          </table:table-cell>
          <table:table-cell office:value-type="float" office:value="50571.328125" table:style-name="ce1">
            <text:p>50571.32813</text:p>
          </table:table-cell>
          <table:table-cell office:value-type="float" office:value="1.9715E-2" table:style-name="ce1">
            <text:p>0.019715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2649" table:style-name="ce1">
            <text:p>132649</text:p>
          </table:table-cell>
          <table:table-cell office:value-type="float" office:value="8706" table:style-name="ce1">
            <text:p>8706</text:p>
          </table:table-cell>
          <table:table-cell office:value-type="float" office:value="296" table:style-name="ce1">
            <text:p>296</text:p>
          </table:table-cell>
          <table:table-cell office:value-type="float" office:value="50762.25" table:style-name="ce1">
            <text:p>50762.25</text:p>
          </table:table-cell>
          <table:table-cell office:value-type="float" office:value="5.8310000000000002E-3" table:style-name="ce1">
            <text:p>0.00583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923" table:style-name="ce1">
            <text:p>5923</text:p>
          </table:table-cell>
          <table:table-cell office:value-type="float" office:value="3005" table:style-name="ce1">
            <text:p>3005</text:p>
          </table:table-cell>
          <table:table-cell office:value-type="float" office:value="997" table:style-name="ce1">
            <text:p>997</text:p>
          </table:table-cell>
          <table:table-cell office:value-type="float" office:value="49870.636719000002" table:style-name="ce1">
            <text:p>49870.63672</text:p>
          </table:table-cell>
          <table:table-cell office:value-type="float" office:value="1.9991999999999999E-2" table:style-name="ce1">
            <text:p>0.019992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1705" table:style-name="ce1">
            <text:p>141705</text:p>
          </table:table-cell>
          <table:table-cell office:value-type="float" office:value="8874" table:style-name="ce1">
            <text:p>8874</text:p>
          </table:table-cell>
          <table:table-cell office:value-type="float" office:value="200" table:style-name="ce1">
            <text:p>200</text:p>
          </table:table-cell>
          <table:table-cell office:value-type="float" office:value="49777.023437999997" table:style-name="ce1">
            <text:p>49777.02344</text:p>
          </table:table-cell>
          <table:table-cell office:value-type="float" office:value="4.0179999999999999E-3" table:style-name="ce1">
            <text:p>0.004018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346" table:style-name="ce1">
            <text:p>6346</text:p>
          </table:table-cell>
          <table:table-cell office:value-type="float" office:value="3159" table:style-name="ce1">
            <text:p>3159</text:p>
          </table:table-cell>
          <table:table-cell office:value-type="float" office:value="998" table:style-name="ce1">
            <text:p>998</text:p>
          </table:table-cell>
          <table:table-cell office:value-type="float" office:value="50670.769530999998" table:style-name="ce1">
            <text:p>50670.76953</text:p>
          </table:table-cell>
          <table:table-cell office:value-type="float" office:value="1.9696000000000002E-2" table:style-name="ce1">
            <text:p>0.019696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7181" table:style-name="ce1">
            <text:p>137181</text:p>
          </table:table-cell>
          <table:table-cell office:value-type="float" office:value="8976" table:style-name="ce1">
            <text:p>8976</text:p>
          </table:table-cell>
          <table:table-cell office:value-type="float" office:value="249" table:style-name="ce1">
            <text:p>249</text:p>
          </table:table-cell>
          <table:table-cell office:value-type="float" office:value="51014.753905999998" table:style-name="ce1">
            <text:p>51014.75391</text:p>
          </table:table-cell>
          <table:table-cell office:value-type="float" office:value="4.8809999999999999E-3" table:style-name="ce1">
            <text:p>0.00488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072" table:style-name="ce1">
            <text:p>6072</text:p>
          </table:table-cell>
          <table:table-cell office:value-type="float" office:value="3079" table:style-name="ce1">
            <text:p>3079</text:p>
          </table:table-cell>
          <table:table-cell office:value-type="float" office:value="998" table:style-name="ce1">
            <text:p>998</text:p>
          </table:table-cell>
          <table:table-cell office:value-type="float" office:value="50270.929687999997" table:style-name="ce1">
            <text:p>50270.92969</text:p>
          </table:table-cell>
          <table:table-cell office:value-type="float" office:value="1.9852000000000002E-2" table:style-name="ce1">
            <text:p>0.019852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2820" table:style-name="ce1">
            <text:p>142820</text:p>
          </table:table-cell>
          <table:table-cell office:value-type="float" office:value="8880" table:style-name="ce1">
            <text:p>8880</text:p>
          </table:table-cell>
          <table:table-cell office:value-type="float" office:value="181" table:style-name="ce1">
            <text:p>181</text:p>
          </table:table-cell>
          <table:table-cell office:value-type="float" office:value="49624.480469000002" table:style-name="ce1">
            <text:p>49624.48047</text:p>
          </table:table-cell>
          <table:table-cell office:value-type="float" office:value="3.6470000000000001E-3" table:style-name="ce1">
            <text:p>0.003647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431" table:style-name="ce1">
            <text:p>6431</text:p>
          </table:table-cell>
          <table:table-cell office:value-type="float" office:value="3171" table:style-name="ce1">
            <text:p>3171</text:p>
          </table:table-cell>
          <table:table-cell office:value-type="float" office:value="997" table:style-name="ce1">
            <text:p>997</text:p>
          </table:table-cell>
          <table:table-cell office:value-type="float" office:value="49690.398437999997" table:style-name="ce1">
            <text:p>49690.39844</text:p>
          </table:table-cell>
          <table:table-cell office:value-type="float" office:value="2.0063999999999999E-2" table:style-name="ce1">
            <text:p>0.020064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15112" table:style-name="ce1">
            <text:p>115112</text:p>
          </table:table-cell>
          <table:table-cell office:value-type="float" office:value="8089" table:style-name="ce1">
            <text:p>8089</text:p>
          </table:table-cell>
          <table:table-cell office:value-type="float" office:value="367" table:style-name="ce1">
            <text:p>367</text:p>
          </table:table-cell>
          <table:table-cell office:value-type="float" office:value="49030.019530999998" table:style-name="ce1">
            <text:p>49030.01953</text:p>
          </table:table-cell>
          <table:table-cell office:value-type="float" office:value="7.4850000000000003E-3" table:style-name="ce1">
            <text:p>0.00748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03" table:style-name="ce1">
            <text:p>6203</text:p>
          </table:table-cell>
          <table:table-cell office:value-type="float" office:value="3106" table:style-name="ce1">
            <text:p>3106</text:p>
          </table:table-cell>
          <table:table-cell office:value-type="float" office:value="998" table:style-name="ce1">
            <text:p>998</text:p>
          </table:table-cell>
          <table:table-cell office:value-type="float" office:value="50659.261719000002" table:style-name="ce1">
            <text:p>50659.26172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06161" table:style-name="ce1">
            <text:p>106161</text:p>
          </table:table-cell>
          <table:table-cell office:value-type="float" office:value="7766" table:style-name="ce1">
            <text:p>7766</text:p>
          </table:table-cell>
          <table:table-cell office:value-type="float" office:value="405" table:style-name="ce1">
            <text:p>405</text:p>
          </table:table-cell>
          <table:table-cell office:value-type="float" office:value="49420.011719000002" table:style-name="ce1">
            <text:p>49420.01172</text:p>
          </table:table-cell>
          <table:table-cell office:value-type="float" office:value="8.1949999999999992E-3" table:style-name="ce1">
            <text:p>0.00819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511" table:style-name="ce1">
            <text:p>6511</text:p>
          </table:table-cell>
          <table:table-cell office:value-type="float" office:value="3248" table:style-name="ce1">
            <text:p>3248</text:p>
          </table:table-cell>
          <table:table-cell office:value-type="float" office:value="999" table:style-name="ce1">
            <text:p>999</text:p>
          </table:table-cell>
          <table:table-cell office:value-type="float" office:value="49660.960937999997" table:style-name="ce1">
            <text:p>49660.96094</text:p>
          </table:table-cell>
          <table:table-cell office:value-type="float" office:value="2.0115999999999998E-2" table:style-name="ce1">
            <text:p>0.020116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4458" table:style-name="ce1">
            <text:p>134458</text:p>
          </table:table-cell>
          <table:table-cell office:value-type="float" office:value="8768" table:style-name="ce1">
            <text:p>8768</text:p>
          </table:table-cell>
          <table:table-cell office:value-type="float" office:value="247" table:style-name="ce1">
            <text:p>247</text:p>
          </table:table-cell>
          <table:table-cell office:value-type="float" office:value="50627.289062000003" table:style-name="ce1">
            <text:p>50627.28906</text:p>
          </table:table-cell>
          <table:table-cell office:value-type="float" office:value="4.8789999999999997E-3" table:style-name="ce1">
            <text:p>0.004879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48" table:style-name="ce1">
            <text:p>6248</text:p>
          </table:table-cell>
          <table:table-cell office:value-type="float" office:value="3109" table:style-name="ce1">
            <text:p>3109</text:p>
          </table:table-cell>
          <table:table-cell office:value-type="float" office:value="997" table:style-name="ce1">
            <text:p>997</text:p>
          </table:table-cell>
          <table:table-cell office:value-type="float" office:value="49605.921875" table:style-name="ce1">
            <text:p>49605.92188</text:p>
          </table:table-cell>
          <table:table-cell office:value-type="float" office:value="2.0098000000000001E-2" table:style-name="ce1">
            <text:p>0.020098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1">
            <text:p>GBN -W 2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02517" table:style-name="ce1">
            <text:p>202517</text:p>
          </table:table-cell>
          <table:table-cell office:value-type="float" office:value="7961" table:style-name="ce1">
            <text:p>7961</text:p>
          </table:table-cell>
          <table:table-cell office:value-type="float" office:value="344" table:style-name="ce1">
            <text:p>344</text:p>
          </table:table-cell>
          <table:table-cell office:value-type="float" office:value="48761.632812000003" table:style-name="ce1">
            <text:p>48761.63281</text:p>
          </table:table-cell>
          <table:table-cell office:value-type="float" office:value="7.0549999999999996E-3" table:style-name="ce1">
            <text:p>0.00705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R -W 2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037" table:style-name="ce1">
            <text:p>6037</text:p>
          </table:table-cell>
          <table:table-cell office:value-type="float" office:value="3035" table:style-name="ce1">
            <text:p>3035</text:p>
          </table:table-cell>
          <table:table-cell office:value-type="float" office:value="999" table:style-name="ce1">
            <text:p>999</text:p>
          </table:table-cell>
          <table:table-cell office:value-type="float" office:value="49808.570312000003" table:style-name="ce1">
            <text:p>49808.57031</text:p>
          </table:table-cell>
          <table:table-cell office:value-type="float" office:value="2.0056999999999998E-2" table:style-name="ce1">
            <text:p>0.020057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60274" table:style-name="ce1">
            <text:p>260274</text:p>
          </table:table-cell>
          <table:table-cell office:value-type="float" office:value="8835" table:style-name="ce1">
            <text:p>8835</text:p>
          </table:table-cell>
          <table:table-cell office:value-type="float" office:value="182" table:style-name="ce1">
            <text:p>182</text:p>
          </table:table-cell>
          <table:table-cell office:value-type="float" office:value="48990.972655999998" table:style-name="ce1">
            <text:p>48990.97266</text:p>
          </table:table-cell>
          <table:table-cell office:value-type="float" office:value="3.715E-3" table:style-name="ce1">
            <text:p>0.003715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10" table:style-name="ce1">
            <text:p>6210</text:p>
          </table:table-cell>
          <table:table-cell office:value-type="float" office:value="3100" table:style-name="ce1">
            <text:p>3100</text:p>
          </table:table-cell>
          <table:table-cell office:value-type="float" office:value="997" table:style-name="ce1">
            <text:p>997</text:p>
          </table:table-cell>
          <table:table-cell office:value-type="float" office:value="48512.714844000002" table:style-name="ce1">
            <text:p>48512.71484</text:p>
          </table:table-cell>
          <table:table-cell office:value-type="float" office:value="2.0551E-2" table:style-name="ce1">
            <text:p>0.020551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62999" table:style-name="ce1">
            <text:p>262999</text:p>
          </table:table-cell>
          <table:table-cell office:value-type="float" office:value="8737" table:style-name="ce1">
            <text:p>8737</text:p>
          </table:table-cell>
          <table:table-cell office:value-type="float" office:value="195" table:style-name="ce1">
            <text:p>195</text:p>
          </table:table-cell>
          <table:table-cell office:value-type="float" office:value="48653.367187999997" table:style-name="ce1">
            <text:p>48653.36719</text:p>
          </table:table-cell>
          <table:table-cell office:value-type="float" office:value="4.0080000000000003E-3" table:style-name="ce1">
            <text:p>0.004008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486" table:style-name="ce1">
            <text:p>6486</text:p>
          </table:table-cell>
          <table:table-cell office:value-type="float" office:value="3200" table:style-name="ce1">
            <text:p>3200</text:p>
          </table:table-cell>
          <table:table-cell office:value-type="float" office:value="997" table:style-name="ce1">
            <text:p>997</text:p>
          </table:table-cell>
          <table:table-cell office:value-type="float" office:value="50571.328125" table:style-name="ce1">
            <text:p>50571.32813</text:p>
          </table:table-cell>
          <table:table-cell office:value-type="float" office:value="1.9715E-2" table:style-name="ce1">
            <text:p>0.019715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1280" table:style-name="ce1">
            <text:p>231280</text:p>
          </table:table-cell>
          <table:table-cell office:value-type="float" office:value="8469" table:style-name="ce1">
            <text:p>8469</text:p>
          </table:table-cell>
          <table:table-cell office:value-type="float" office:value="306" table:style-name="ce1">
            <text:p>306</text:p>
          </table:table-cell>
          <table:table-cell office:value-type="float" office:value="49528.703125" table:style-name="ce1">
            <text:p>49528.70313</text:p>
          </table:table-cell>
          <table:table-cell office:value-type="float" office:value="6.1780000000000003E-3" table:style-name="ce1">
            <text:p>0.006178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923" table:style-name="ce1">
            <text:p>5923</text:p>
          </table:table-cell>
          <table:table-cell office:value-type="float" office:value="3005" table:style-name="ce1">
            <text:p>3005</text:p>
          </table:table-cell>
          <table:table-cell office:value-type="float" office:value="997" table:style-name="ce1">
            <text:p>997</text:p>
          </table:table-cell>
          <table:table-cell office:value-type="float" office:value="49870.636719000002" table:style-name="ce1">
            <text:p>49870.63672</text:p>
          </table:table-cell>
          <table:table-cell office:value-type="float" office:value="1.9991999999999999E-2" table:style-name="ce1">
            <text:p>0.019992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9990" table:style-name="ce1">
            <text:p>259990</text:p>
          </table:table-cell>
          <table:table-cell office:value-type="float" office:value="8927" table:style-name="ce1">
            <text:p>8927</text:p>
          </table:table-cell>
          <table:table-cell office:value-type="float" office:value="226" table:style-name="ce1">
            <text:p>226</text:p>
          </table:table-cell>
          <table:table-cell office:value-type="float" office:value="49978.664062000003" table:style-name="ce1">
            <text:p>49978.66406</text:p>
          </table:table-cell>
          <table:table-cell office:value-type="float" office:value="4.522E-3" table:style-name="ce1">
            <text:p>0.004522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346" table:style-name="ce1">
            <text:p>6346</text:p>
          </table:table-cell>
          <table:table-cell office:value-type="float" office:value="3159" table:style-name="ce1">
            <text:p>3159</text:p>
          </table:table-cell>
          <table:table-cell office:value-type="float" office:value="998" table:style-name="ce1">
            <text:p>998</text:p>
          </table:table-cell>
          <table:table-cell office:value-type="float" office:value="50670.769530999998" table:style-name="ce1">
            <text:p>50670.76953</text:p>
          </table:table-cell>
          <table:table-cell office:value-type="float" office:value="1.9696000000000002E-2" table:style-name="ce1">
            <text:p>0.019696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4368" table:style-name="ce1">
            <text:p>254368</text:p>
          </table:table-cell>
          <table:table-cell office:value-type="float" office:value="9036" table:style-name="ce1">
            <text:p>9036</text:p>
          </table:table-cell>
          <table:table-cell office:value-type="float" office:value="264" table:style-name="ce1">
            <text:p>264</text:p>
          </table:table-cell>
          <table:table-cell office:value-type="float" office:value="51352.875" table:style-name="ce1">
            <text:p>51352.875</text:p>
          </table:table-cell>
          <table:table-cell office:value-type="float" office:value="5.1409999999999997E-3" table:style-name="ce1">
            <text:p>0.005141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072" table:style-name="ce1">
            <text:p>6072</text:p>
          </table:table-cell>
          <table:table-cell office:value-type="float" office:value="3079" table:style-name="ce1">
            <text:p>3079</text:p>
          </table:table-cell>
          <table:table-cell office:value-type="float" office:value="998" table:style-name="ce1">
            <text:p>998</text:p>
          </table:table-cell>
          <table:table-cell office:value-type="float" office:value="50270.929687999997" table:style-name="ce1">
            <text:p>50270.92969</text:p>
          </table:table-cell>
          <table:table-cell office:value-type="float" office:value="1.9852000000000002E-2" table:style-name="ce1">
            <text:p>0.019852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69428" table:style-name="ce1">
            <text:p>269428</text:p>
          </table:table-cell>
          <table:table-cell office:value-type="float" office:value="8981" table:style-name="ce1">
            <text:p>8981</text:p>
          </table:table-cell>
          <table:table-cell office:value-type="float" office:value="182" table:style-name="ce1">
            <text:p>182</text:p>
          </table:table-cell>
          <table:table-cell office:value-type="float" office:value="50180.710937999997" table:style-name="ce1">
            <text:p>50180.71094</text:p>
          </table:table-cell>
          <table:table-cell office:value-type="float" office:value="3.627E-3" table:style-name="ce1">
            <text:p>0.003627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431" table:style-name="ce1">
            <text:p>6431</text:p>
          </table:table-cell>
          <table:table-cell office:value-type="float" office:value="3171" table:style-name="ce1">
            <text:p>3171</text:p>
          </table:table-cell>
          <table:table-cell office:value-type="float" office:value="997" table:style-name="ce1">
            <text:p>997</text:p>
          </table:table-cell>
          <table:table-cell office:value-type="float" office:value="49690.398437999997" table:style-name="ce1">
            <text:p>49690.39844</text:p>
          </table:table-cell>
          <table:table-cell office:value-type="float" office:value="2.0063999999999999E-2" table:style-name="ce1">
            <text:p>0.020064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04197" table:style-name="ce1">
            <text:p>204197</text:p>
          </table:table-cell>
          <table:table-cell office:value-type="float" office:value="7984" table:style-name="ce1">
            <text:p>7984</text:p>
          </table:table-cell>
          <table:table-cell office:value-type="float" office:value="358" table:style-name="ce1">
            <text:p>358</text:p>
          </table:table-cell>
          <table:table-cell office:value-type="float" office:value="48489.058594000002" table:style-name="ce1">
            <text:p>48489.05859</text:p>
          </table:table-cell>
          <table:table-cell office:value-type="float" office:value="7.3829999999999998E-3" table:style-name="ce1">
            <text:p>0.007383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03" table:style-name="ce1">
            <text:p>6203</text:p>
          </table:table-cell>
          <table:table-cell office:value-type="float" office:value="3106" table:style-name="ce1">
            <text:p>3106</text:p>
          </table:table-cell>
          <table:table-cell office:value-type="float" office:value="998" table:style-name="ce1">
            <text:p>998</text:p>
          </table:table-cell>
          <table:table-cell office:value-type="float" office:value="50659.261719000002" table:style-name="ce1">
            <text:p>50659.26172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2515" table:style-name="ce1">
            <text:p>192515</text:p>
          </table:table-cell>
          <table:table-cell office:value-type="float" office:value="7951" table:style-name="ce1">
            <text:p>7951</text:p>
          </table:table-cell>
          <table:table-cell office:value-type="float" office:value="409" table:style-name="ce1">
            <text:p>409</text:p>
          </table:table-cell>
          <table:table-cell office:value-type="float" office:value="50451.433594000002" table:style-name="ce1">
            <text:p>50451.43359</text:p>
          </table:table-cell>
          <table:table-cell office:value-type="float" office:value="8.1069999999999996E-3" table:style-name="ce1">
            <text:p>0.008107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511" table:style-name="ce1">
            <text:p>6511</text:p>
          </table:table-cell>
          <table:table-cell office:value-type="float" office:value="3248" table:style-name="ce1">
            <text:p>3248</text:p>
          </table:table-cell>
          <table:table-cell office:value-type="float" office:value="999" table:style-name="ce1">
            <text:p>999</text:p>
          </table:table-cell>
          <table:table-cell office:value-type="float" office:value="49660.960937999997" table:style-name="ce1">
            <text:p>49660.96094</text:p>
          </table:table-cell>
          <table:table-cell office:value-type="float" office:value="2.0115999999999998E-2" table:style-name="ce1">
            <text:p>0.020116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9011" table:style-name="ce1">
            <text:p>239011</text:p>
          </table:table-cell>
          <table:table-cell office:value-type="float" office:value="8564" table:style-name="ce1">
            <text:p>8564</text:p>
          </table:table-cell>
          <table:table-cell office:value-type="float" office:value="241" table:style-name="ce1">
            <text:p>241</text:p>
          </table:table-cell>
          <table:table-cell office:value-type="float" office:value="49497.257812000003" table:style-name="ce1">
            <text:p>49497.25781</text:p>
          </table:table-cell>
          <table:table-cell office:value-type="float" office:value="4.8690000000000001E-3" table:style-name="ce1">
            <text:p>0.004869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48" table:style-name="ce1">
            <text:p>6248</text:p>
          </table:table-cell>
          <table:table-cell office:value-type="float" office:value="3109" table:style-name="ce1">
            <text:p>3109</text:p>
          </table:table-cell>
          <table:table-cell office:value-type="float" office:value="997" table:style-name="ce1">
            <text:p>997</text:p>
          </table:table-cell>
          <table:table-cell office:value-type="float" office:value="49605.921875" table:style-name="ce1">
            <text:p>49605.92188</text:p>
          </table:table-cell>
          <table:table-cell office:value-type="float" office:value="2.0098000000000001E-2" table:style-name="ce1">
            <text:p>0.020098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1">
            <text:p>GBN -W 5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72637" table:style-name="ce1">
            <text:p>372637</text:p>
          </table:table-cell>
          <table:table-cell office:value-type="float" office:value="8156" table:style-name="ce1">
            <text:p>8156</text:p>
          </table:table-cell>
          <table:table-cell office:value-type="float" office:value="344" table:style-name="ce1">
            <text:p>344</text:p>
          </table:table-cell>
          <table:table-cell office:value-type="float" office:value="49835.074219000002" table:style-name="ce1">
            <text:p>49835.07422</text:p>
          </table:table-cell>
          <table:table-cell office:value-type="float" office:value="6.9030000000000003E-3" table:style-name="ce1">
            <text:p>0.006903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R -W 5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037" table:style-name="ce1">
            <text:p>6037</text:p>
          </table:table-cell>
          <table:table-cell office:value-type="float" office:value="3035" table:style-name="ce1">
            <text:p>3035</text:p>
          </table:table-cell>
          <table:table-cell office:value-type="float" office:value="999" table:style-name="ce1">
            <text:p>999</text:p>
          </table:table-cell>
          <table:table-cell office:value-type="float" office:value="49808.570312000003" table:style-name="ce1">
            <text:p>49808.57031</text:p>
          </table:table-cell>
          <table:table-cell office:value-type="float" office:value="2.0056999999999998E-2" table:style-name="ce1">
            <text:p>0.020057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11163" table:style-name="ce1">
            <text:p>511163</text:p>
          </table:table-cell>
          <table:table-cell office:value-type="float" office:value="8820" table:style-name="ce1">
            <text:p>8820</text:p>
          </table:table-cell>
          <table:table-cell office:value-type="float" office:value="181" table:style-name="ce1">
            <text:p>181</text:p>
          </table:table-cell>
          <table:table-cell office:value-type="float" office:value="48903.976562000003" table:style-name="ce1">
            <text:p>48903.97656</text:p>
          </table:table-cell>
          <table:table-cell office:value-type="float" office:value="3.7009999999999999E-3" table:style-name="ce1">
            <text:p>0.003701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10" table:style-name="ce1">
            <text:p>6210</text:p>
          </table:table-cell>
          <table:table-cell office:value-type="float" office:value="3100" table:style-name="ce1">
            <text:p>3100</text:p>
          </table:table-cell>
          <table:table-cell office:value-type="float" office:value="997" table:style-name="ce1">
            <text:p>997</text:p>
          </table:table-cell>
          <table:table-cell office:value-type="float" office:value="48512.714844000002" table:style-name="ce1">
            <text:p>48512.71484</text:p>
          </table:table-cell>
          <table:table-cell office:value-type="float" office:value="2.0551E-2" table:style-name="ce1">
            <text:p>0.020551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41056" table:style-name="ce1">
            <text:p>541056</text:p>
          </table:table-cell>
          <table:table-cell office:value-type="float" office:value="9149" table:style-name="ce1">
            <text:p>9149</text:p>
          </table:table-cell>
          <table:table-cell office:value-type="float" office:value="198" table:style-name="ce1">
            <text:p>198</text:p>
          </table:table-cell>
          <table:table-cell office:value-type="float" office:value="50959.542969000002" table:style-name="ce1">
            <text:p>50959.54297</text:p>
          </table:table-cell>
          <table:table-cell office:value-type="float" office:value="3.885E-3" table:style-name="ce1">
            <text:p>0.003885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486" table:style-name="ce1">
            <text:p>6486</text:p>
          </table:table-cell>
          <table:table-cell office:value-type="float" office:value="3200" table:style-name="ce1">
            <text:p>3200</text:p>
          </table:table-cell>
          <table:table-cell office:value-type="float" office:value="997" table:style-name="ce1">
            <text:p>997</text:p>
          </table:table-cell>
          <table:table-cell office:value-type="float" office:value="50571.328125" table:style-name="ce1">
            <text:p>50571.32813</text:p>
          </table:table-cell>
          <table:table-cell office:value-type="float" office:value="1.9715E-2" table:style-name="ce1">
            <text:p>0.019715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16368" table:style-name="ce1">
            <text:p>416368</text:p>
          </table:table-cell>
          <table:table-cell office:value-type="float" office:value="8395" table:style-name="ce1">
            <text:p>8395</text:p>
          </table:table-cell>
          <table:table-cell office:value-type="float" office:value="305" table:style-name="ce1">
            <text:p>305</text:p>
          </table:table-cell>
          <table:table-cell office:value-type="float" office:value="49135.5" table:style-name="ce1">
            <text:p>49135.5</text:p>
          </table:table-cell>
          <table:table-cell office:value-type="float" office:value="6.2069999999999998E-3" table:style-name="ce1">
            <text:p>0.006207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923" table:style-name="ce1">
            <text:p>5923</text:p>
          </table:table-cell>
          <table:table-cell office:value-type="float" office:value="3005" table:style-name="ce1">
            <text:p>3005</text:p>
          </table:table-cell>
          <table:table-cell office:value-type="float" office:value="997" table:style-name="ce1">
            <text:p>997</text:p>
          </table:table-cell>
          <table:table-cell office:value-type="float" office:value="49870.636719000002" table:style-name="ce1">
            <text:p>49870.63672</text:p>
          </table:table-cell>
          <table:table-cell office:value-type="float" office:value="1.9991999999999999E-2" table:style-name="ce1">
            <text:p>0.019992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06122" table:style-name="ce1">
            <text:p>506122</text:p>
          </table:table-cell>
          <table:table-cell office:value-type="float" office:value="9102" table:style-name="ce1">
            <text:p>9102</text:p>
          </table:table-cell>
          <table:table-cell office:value-type="float" office:value="227" table:style-name="ce1">
            <text:p>227</text:p>
          </table:table-cell>
          <table:table-cell office:value-type="float" office:value="50960.859375" table:style-name="ce1">
            <text:p>50960.85938</text:p>
          </table:table-cell>
          <table:table-cell office:value-type="float" office:value="4.4539999999999996E-3" table:style-name="ce1">
            <text:p>0.004454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346" table:style-name="ce1">
            <text:p>6346</text:p>
          </table:table-cell>
          <table:table-cell office:value-type="float" office:value="3159" table:style-name="ce1">
            <text:p>3159</text:p>
          </table:table-cell>
          <table:table-cell office:value-type="float" office:value="998" table:style-name="ce1">
            <text:p>998</text:p>
          </table:table-cell>
          <table:table-cell office:value-type="float" office:value="50670.769530999998" table:style-name="ce1">
            <text:p>50670.76953</text:p>
          </table:table-cell>
          <table:table-cell office:value-type="float" office:value="1.9696000000000002E-2" table:style-name="ce1">
            <text:p>0.019696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57156" table:style-name="ce1">
            <text:p>457156</text:p>
          </table:table-cell>
          <table:table-cell office:value-type="float" office:value="8715" table:style-name="ce1">
            <text:p>8715</text:p>
          </table:table-cell>
          <table:table-cell office:value-type="float" office:value="262" table:style-name="ce1">
            <text:p>262</text:p>
          </table:table-cell>
          <table:table-cell office:value-type="float" office:value="49694.378905999998" table:style-name="ce1">
            <text:p>49694.37891</text:p>
          </table:table-cell>
          <table:table-cell office:value-type="float" office:value="5.2719999999999998E-3" table:style-name="ce1">
            <text:p>0.005272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072" table:style-name="ce1">
            <text:p>6072</text:p>
          </table:table-cell>
          <table:table-cell office:value-type="float" office:value="3079" table:style-name="ce1">
            <text:p>3079</text:p>
          </table:table-cell>
          <table:table-cell office:value-type="float" office:value="998" table:style-name="ce1">
            <text:p>998</text:p>
          </table:table-cell>
          <table:table-cell office:value-type="float" office:value="50270.929687999997" table:style-name="ce1">
            <text:p>50270.92969</text:p>
          </table:table-cell>
          <table:table-cell office:value-type="float" office:value="1.9852000000000002E-2" table:style-name="ce1">
            <text:p>0.019852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31290" table:style-name="ce1">
            <text:p>531290</text:p>
          </table:table-cell>
          <table:table-cell office:value-type="float" office:value="9062" table:style-name="ce1">
            <text:p>9062</text:p>
          </table:table-cell>
          <table:table-cell office:value-type="float" office:value="184" table:style-name="ce1">
            <text:p>184</text:p>
          </table:table-cell>
          <table:table-cell office:value-type="float" office:value="50674.472655999998" table:style-name="ce1">
            <text:p>50674.47266</text:p>
          </table:table-cell>
          <table:table-cell office:value-type="float" office:value="3.6310000000000001E-3" table:style-name="ce1">
            <text:p>0.003631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431" table:style-name="ce1">
            <text:p>6431</text:p>
          </table:table-cell>
          <table:table-cell office:value-type="float" office:value="3171" table:style-name="ce1">
            <text:p>3171</text:p>
          </table:table-cell>
          <table:table-cell office:value-type="float" office:value="997" table:style-name="ce1">
            <text:p>997</text:p>
          </table:table-cell>
          <table:table-cell office:value-type="float" office:value="49690.398437999997" table:style-name="ce1">
            <text:p>49690.39844</text:p>
          </table:table-cell>
          <table:table-cell office:value-type="float" office:value="2.0063999999999999E-2" table:style-name="ce1">
            <text:p>0.020064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60078" table:style-name="ce1">
            <text:p>360078</text:p>
          </table:table-cell>
          <table:table-cell office:value-type="float" office:value="7903" table:style-name="ce1">
            <text:p>7903</text:p>
          </table:table-cell>
          <table:table-cell office:value-type="float" office:value="357" table:style-name="ce1">
            <text:p>357</text:p>
          </table:table-cell>
          <table:table-cell office:value-type="float" office:value="48027.222655999998" table:style-name="ce1">
            <text:p>48027.22266</text:p>
          </table:table-cell>
          <table:table-cell office:value-type="float" office:value="7.4330000000000004E-3" table:style-name="ce1">
            <text:p>0.007433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03" table:style-name="ce1">
            <text:p>6203</text:p>
          </table:table-cell>
          <table:table-cell office:value-type="float" office:value="3106" table:style-name="ce1">
            <text:p>3106</text:p>
          </table:table-cell>
          <table:table-cell office:value-type="float" office:value="998" table:style-name="ce1">
            <text:p>998</text:p>
          </table:table-cell>
          <table:table-cell office:value-type="float" office:value="50659.261719000002" table:style-name="ce1">
            <text:p>50659.26172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736" table:style-name="ce1">
            <text:p>325736</text:p>
          </table:table-cell>
          <table:table-cell office:value-type="float" office:value="7929" table:style-name="ce1">
            <text:p>7929</text:p>
          </table:table-cell>
          <table:table-cell office:value-type="float" office:value="409" table:style-name="ce1">
            <text:p>409</text:p>
          </table:table-cell>
          <table:table-cell office:value-type="float" office:value="50332.25" table:style-name="ce1">
            <text:p>50332.25</text:p>
          </table:table-cell>
          <table:table-cell office:value-type="float" office:value="8.1259999999999995E-3" table:style-name="ce1">
            <text:p>0.008126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511" table:style-name="ce1">
            <text:p>6511</text:p>
          </table:table-cell>
          <table:table-cell office:value-type="float" office:value="3248" table:style-name="ce1">
            <text:p>3248</text:p>
          </table:table-cell>
          <table:table-cell office:value-type="float" office:value="999" table:style-name="ce1">
            <text:p>999</text:p>
          </table:table-cell>
          <table:table-cell office:value-type="float" office:value="49660.960937999997" table:style-name="ce1">
            <text:p>49660.96094</text:p>
          </table:table-cell>
          <table:table-cell office:value-type="float" office:value="2.0115999999999998E-2" table:style-name="ce1">
            <text:p>0.020116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65442" table:style-name="ce1">
            <text:p>465442</text:p>
          </table:table-cell>
          <table:table-cell office:value-type="float" office:value="8667" table:style-name="ce1">
            <text:p>8667</text:p>
          </table:table-cell>
          <table:table-cell office:value-type="float" office:value="244" table:style-name="ce1">
            <text:p>244</text:p>
          </table:table-cell>
          <table:table-cell office:value-type="float" office:value="50092.09375" table:style-name="ce1">
            <text:p>50092.09375</text:p>
          </table:table-cell>
          <table:table-cell office:value-type="float" office:value="4.8710000000000003E-3" table:style-name="ce1">
            <text:p>0.004871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48" table:style-name="ce1">
            <text:p>6248</text:p>
          </table:table-cell>
          <table:table-cell office:value-type="float" office:value="3109" table:style-name="ce1">
            <text:p>3109</text:p>
          </table:table-cell>
          <table:table-cell office:value-type="float" office:value="997" table:style-name="ce1">
            <text:p>997</text:p>
          </table:table-cell>
          <table:table-cell office:value-type="float" office:value="49605.921875" table:style-name="ce1">
            <text:p>49605.92188</text:p>
          </table:table-cell>
          <table:table-cell office:value-type="float" office:value="2.0098000000000001E-2" table:style-name="ce1">
            <text:p>0.020098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dc:creator>David Towson</dc:creator>
    <meta:creation-date>2016-04-02T01:23:15Z</meta:creation-date>
    <dc:date>2016-04-02T21:41:04Z</dc:date>
    <meta:editing-cycles>2</meta:editing-cycles>
    <meta:editing-duration>PT50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98.35pt" svg:width="497.25pt" chart:style-name="Crt0">
        <chart:title chart:style-name="CT00">
          <text:p text:style-name="a0" text:class-names="" text:cond-style-name="">Loss 0.5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Window Siz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hroughput</text:p>
            </chart:title>
            <chart:grid chart:class="major" chart:style-name="GMa1"/>
          </chart:axis>
          <chart:series chart:label-cell-address="local-table.$C$1" chart:values-cell-range-address="local-table.$C$2" chart:class="chart:scatter" chart:attached-axis="primary-y" chart:style-name="G0S0">
            <chart:domain table:cell-range-address="local-table.$B$2"/>
            <chart:data-point/>
          </chart:series>
          <chart:series chart:label-cell-address="local-table.$E$1" chart:values-cell-range-address="local-table.$E$2:.$E$69" chart:class="chart:scatter" chart:attached-axis="primary-y" chart:style-name="G0S1">
            <chart:domain table:cell-range-address="local-table.$D$2:.$D$69"/>
            <chart:data-point chart:repeated="68"/>
          </chart:series>
          <chart:series chart:label-cell-address="local-table.$G$1" chart:values-cell-range-address="local-table.$G$2:.$G$69" chart:class="chart:scatter" chart:attached-axis="primary-y" chart:style-name="G0S2">
            <chart:domain table:cell-range-address="local-table.$F$2:.$F$69"/>
            <chart:data-point chart:repeated="6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ABT</text:p>
              </table:table-cell>
              <table:table-cell/>
              <table:table-cell office:value-type="string">
                <text:p>GBN</text:p>
              </table:table-cell>
              <table:table-cell/>
              <table:table-cell office:value-type="string">
                <text:p>SR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5.0939999999999996E-3"/>
            <table:table-cell office:value-type="float" office:value="10"/>
            <table:table-cell office:value-type="float" office:value="1.6872000000000002E-2"/>
            <table:table-cell office:value-type="float" office:value="10"/>
            <table:table-cell office:value-type="float" office:value="5.7399999999999997E-4"/>
          </table:table-row>
          <table:table-row>
            <table:table-cell office:value-type="string">
              <text:p>2</text:p>
            </table:table-cell>
            <table:table-cell/>
            <table:table-cell/>
            <table:table-cell office:value-type="float" office:value="10"/>
            <table:table-cell office:value-type="float" office:value="1.7718000000000001E-2"/>
            <table:table-cell office:value-type="float" office:value="10"/>
            <table:table-cell office:value-type="float" office:value="4.8799999999999999E-4"/>
          </table:table-row>
          <table:table-row>
            <table:table-cell office:value-type="string">
              <text:p>3</text:p>
            </table:table-cell>
            <table:table-cell/>
            <table:table-cell/>
            <table:table-cell office:value-type="float" office:value="10"/>
            <table:table-cell office:value-type="float" office:value="1.8114000000000002E-2"/>
            <table:table-cell office:value-type="float" office:value="10"/>
            <table:table-cell office:value-type="float" office:value="8.8699999999999998E-4"/>
          </table:table-row>
          <table:table-row>
            <table:table-cell office:value-type="string">
              <text:p>4</text:p>
            </table:table-cell>
            <table:table-cell/>
            <table:table-cell/>
            <table:table-cell office:value-type="float" office:value="10"/>
            <table:table-cell office:value-type="float" office:value="1.7587999999999999E-2"/>
            <table:table-cell office:value-type="float" office:value="10"/>
            <table:table-cell office:value-type="float" office:value="4.6900000000000002E-4"/>
          </table:table-row>
          <table:table-row>
            <table:table-cell office:value-type="string">
              <text:p>5</text:p>
            </table:table-cell>
            <table:table-cell/>
            <table:table-cell/>
            <table:table-cell office:value-type="float" office:value="10"/>
            <table:table-cell office:value-type="float" office:value="1.7579000000000001E-2"/>
            <table:table-cell office:value-type="float" office:value="10"/>
            <table:table-cell office:value-type="float" office:value="2.7999999999999998E-4"/>
          </table:table-row>
          <table:table-row>
            <table:table-cell office:value-type="string">
              <text:p>6</text:p>
            </table:table-cell>
            <table:table-cell/>
            <table:table-cell/>
            <table:table-cell office:value-type="float" office:value="10"/>
            <table:table-cell office:value-type="float" office:value="1.8088E-2"/>
            <table:table-cell office:value-type="float" office:value="10"/>
            <table:table-cell office:value-type="float" office:value="5.3700000000000004E-4"/>
          </table:table-row>
          <table:table-row>
            <table:table-cell office:value-type="string">
              <text:p>7</text:p>
            </table:table-cell>
            <table:table-cell/>
            <table:table-cell/>
            <table:table-cell office:value-type="float" office:value="10"/>
            <table:table-cell office:value-type="float" office:value="1.7010000000000001E-2"/>
            <table:table-cell office:value-type="float" office:value="10"/>
            <table:table-cell office:value-type="float" office:value="8.1700000000000002E-4"/>
          </table:table-row>
          <table:table-row>
            <table:table-cell office:value-type="string">
              <text:p>8</text:p>
            </table:table-cell>
            <table:table-cell/>
            <table:table-cell/>
            <table:table-cell office:value-type="float" office:value="10"/>
            <table:table-cell office:value-type="float" office:value="1.8093000000000001E-2"/>
            <table:table-cell office:value-type="float" office:value="10"/>
            <table:table-cell office:value-type="float" office:value="4.17E-4"/>
          </table:table-row>
          <table:table-row>
            <table:table-cell office:value-type="string">
              <text:p>9</text:p>
            </table:table-cell>
            <table:table-cell/>
            <table:table-cell/>
            <table:table-cell office:value-type="float" office:value="10"/>
            <table:table-cell office:value-type="float" office:value="1.8592999999999998E-2"/>
            <table:table-cell office:value-type="float" office:value="10"/>
            <table:table-cell office:value-type="float" office:value="3.3199999999999999E-4"/>
          </table:table-row>
          <table:table-row>
            <table:table-cell office:value-type="string">
              <text:p>10</text:p>
            </table:table-cell>
            <table:table-cell/>
            <table:table-cell/>
            <table:table-cell office:value-type="float" office:value="10"/>
            <table:table-cell office:value-type="float" office:value="1.7604999999999999E-2"/>
            <table:table-cell office:value-type="float" office:value="10"/>
            <table:table-cell office:value-type="float" office:value="3.3799999999999998E-4"/>
          </table:table-row>
          <table:table-row>
            <table:table-cell office:value-type="string">
              <text:p>11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12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13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14</text:p>
            </table:table-cell>
            <table:table-cell/>
            <table:table-cell/>
            <table:table-cell office:value-type="float" office:value="50"/>
            <table:table-cell office:value-type="float" office:value="6.0309999999999999E-3"/>
            <table:table-cell office:value-type="float" office:value="50"/>
            <table:table-cell office:value-type="float" office:value="2.0056999999999998E-2"/>
          </table:table-row>
          <table:table-row>
            <table:table-cell office:value-type="string">
              <text:p>15</text:p>
            </table:table-cell>
            <table:table-cell/>
            <table:table-cell/>
            <table:table-cell office:value-type="float" office:value="50"/>
            <table:table-cell office:value-type="float" office:value="3.287E-3"/>
            <table:table-cell office:value-type="float" office:value="50"/>
            <table:table-cell office:value-type="float" office:value="2.0551E-2"/>
          </table:table-row>
          <table:table-row>
            <table:table-cell office:value-type="string">
              <text:p>16</text:p>
            </table:table-cell>
            <table:table-cell/>
            <table:table-cell/>
            <table:table-cell office:value-type="float" office:value="50"/>
            <table:table-cell office:value-type="float" office:value="3.0000000000000001E-3"/>
            <table:table-cell office:value-type="float" office:value="50"/>
            <table:table-cell office:value-type="float" office:value="1.9715E-2"/>
          </table:table-row>
          <table:table-row>
            <table:table-cell office:value-type="string">
              <text:p>17</text:p>
            </table:table-cell>
            <table:table-cell/>
            <table:table-cell/>
            <table:table-cell office:value-type="float" office:value="50"/>
            <table:table-cell office:value-type="float" office:value="5.2880000000000002E-3"/>
            <table:table-cell office:value-type="float" office:value="50"/>
            <table:table-cell office:value-type="float" office:value="1.9991999999999999E-2"/>
          </table:table-row>
          <table:table-row>
            <table:table-cell office:value-type="string">
              <text:p>18</text:p>
            </table:table-cell>
            <table:table-cell/>
            <table:table-cell/>
            <table:table-cell office:value-type="float" office:value="50"/>
            <table:table-cell office:value-type="float" office:value="3.3609999999999998E-3"/>
            <table:table-cell office:value-type="float" office:value="50"/>
            <table:table-cell office:value-type="float" office:value="1.9696000000000002E-2"/>
          </table:table-row>
          <table:table-row>
            <table:table-cell office:value-type="string">
              <text:p>19</text:p>
            </table:table-cell>
            <table:table-cell/>
            <table:table-cell/>
            <table:table-cell office:value-type="float" office:value="50"/>
            <table:table-cell office:value-type="float" office:value="4.2680000000000001E-3"/>
            <table:table-cell office:value-type="float" office:value="50"/>
            <table:table-cell office:value-type="float" office:value="1.9852000000000002E-2"/>
          </table:table-row>
          <table:table-row>
            <table:table-cell office:value-type="string">
              <text:p>20</text:p>
            </table:table-cell>
            <table:table-cell/>
            <table:table-cell/>
            <table:table-cell office:value-type="float" office:value="50"/>
            <table:table-cell office:value-type="float" office:value="3.0140000000000002E-3"/>
            <table:table-cell office:value-type="float" office:value="50"/>
            <table:table-cell office:value-type="float" office:value="2.0063999999999999E-2"/>
          </table:table-row>
          <table:table-row>
            <table:table-cell office:value-type="string">
              <text:p>21</text:p>
            </table:table-cell>
            <table:table-cell/>
            <table:table-cell/>
            <table:table-cell office:value-type="float" office:value="50"/>
            <table:table-cell office:value-type="float" office:value="6.6360000000000004E-3"/>
            <table:table-cell office:value-type="float" office:value="50"/>
            <table:table-cell office:value-type="float" office:value="1.9699999999999999E-2"/>
          </table:table-row>
          <table:table-row>
            <table:table-cell office:value-type="string">
              <text:p>22</text:p>
            </table:table-cell>
            <table:table-cell/>
            <table:table-cell/>
            <table:table-cell office:value-type="float" office:value="50"/>
            <table:table-cell office:value-type="float" office:value="7.4510000000000002E-3"/>
            <table:table-cell office:value-type="float" office:value="50"/>
            <table:table-cell office:value-type="float" office:value="2.0115999999999998E-2"/>
          </table:table-row>
          <table:table-row>
            <table:table-cell office:value-type="string">
              <text:p>23</text:p>
            </table:table-cell>
            <table:table-cell/>
            <table:table-cell/>
            <table:table-cell office:value-type="float" office:value="50"/>
            <table:table-cell office:value-type="float" office:value="4.4349999999999997E-3"/>
            <table:table-cell office:value-type="float" office:value="50"/>
            <table:table-cell office:value-type="float" office:value="2.0098000000000001E-2"/>
          </table:table-row>
          <table:table-row>
            <table:table-cell office:value-type="string">
              <text:p>24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5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6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7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8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9</text:p>
            </table:table-cell>
            <table:table-cell/>
            <table:table-cell/>
            <table:table-cell office:value-type="float" office:value="100"/>
            <table:table-cell office:value-type="float" office:value="6.9160000000000003E-3"/>
            <table:table-cell office:value-type="float" office:value="100"/>
            <table:table-cell office:value-type="float" office:value="2.0056999999999998E-2"/>
          </table:table-row>
          <table:table-row>
            <table:table-cell office:value-type="string">
              <text:p>30</text:p>
            </table:table-cell>
            <table:table-cell/>
            <table:table-cell/>
            <table:table-cell office:value-type="float" office:value="100"/>
            <table:table-cell office:value-type="float" office:value="3.8270000000000001E-3"/>
            <table:table-cell office:value-type="float" office:value="100"/>
            <table:table-cell office:value-type="float" office:value="2.0551E-2"/>
          </table:table-row>
          <table:table-row>
            <table:table-cell office:value-type="string">
              <text:p>31</text:p>
            </table:table-cell>
            <table:table-cell/>
            <table:table-cell/>
            <table:table-cell office:value-type="float" office:value="100"/>
            <table:table-cell office:value-type="float" office:value="3.722E-3"/>
            <table:table-cell office:value-type="float" office:value="100"/>
            <table:table-cell office:value-type="float" office:value="1.9715E-2"/>
          </table:table-row>
          <table:table-row>
            <table:table-cell office:value-type="string">
              <text:p>32</text:p>
            </table:table-cell>
            <table:table-cell/>
            <table:table-cell/>
            <table:table-cell office:value-type="float" office:value="100"/>
            <table:table-cell office:value-type="float" office:value="5.8310000000000002E-3"/>
            <table:table-cell office:value-type="float" office:value="100"/>
            <table:table-cell office:value-type="float" office:value="1.9991999999999999E-2"/>
          </table:table-row>
          <table:table-row>
            <table:table-cell office:value-type="string">
              <text:p>33</text:p>
            </table:table-cell>
            <table:table-cell/>
            <table:table-cell/>
            <table:table-cell office:value-type="float" office:value="100"/>
            <table:table-cell office:value-type="float" office:value="4.0179999999999999E-3"/>
            <table:table-cell office:value-type="float" office:value="100"/>
            <table:table-cell office:value-type="float" office:value="1.9696000000000002E-2"/>
          </table:table-row>
          <table:table-row>
            <table:table-cell office:value-type="string">
              <text:p>34</text:p>
            </table:table-cell>
            <table:table-cell/>
            <table:table-cell/>
            <table:table-cell office:value-type="float" office:value="100"/>
            <table:table-cell office:value-type="float" office:value="4.8809999999999999E-3"/>
            <table:table-cell office:value-type="float" office:value="100"/>
            <table:table-cell office:value-type="float" office:value="1.9852000000000002E-2"/>
          </table:table-row>
          <table:table-row>
            <table:table-cell office:value-type="string">
              <text:p>35</text:p>
            </table:table-cell>
            <table:table-cell/>
            <table:table-cell/>
            <table:table-cell office:value-type="float" office:value="100"/>
            <table:table-cell office:value-type="float" office:value="3.6470000000000001E-3"/>
            <table:table-cell office:value-type="float" office:value="100"/>
            <table:table-cell office:value-type="float" office:value="2.0063999999999999E-2"/>
          </table:table-row>
          <table:table-row>
            <table:table-cell office:value-type="string">
              <text:p>36</text:p>
            </table:table-cell>
            <table:table-cell/>
            <table:table-cell/>
            <table:table-cell office:value-type="float" office:value="100"/>
            <table:table-cell office:value-type="float" office:value="7.4850000000000003E-3"/>
            <table:table-cell office:value-type="float" office:value="100"/>
            <table:table-cell office:value-type="float" office:value="1.9699999999999999E-2"/>
          </table:table-row>
          <table:table-row>
            <table:table-cell office:value-type="string">
              <text:p>37</text:p>
            </table:table-cell>
            <table:table-cell/>
            <table:table-cell/>
            <table:table-cell office:value-type="float" office:value="100"/>
            <table:table-cell office:value-type="float" office:value="8.1949999999999992E-3"/>
            <table:table-cell office:value-type="float" office:value="100"/>
            <table:table-cell office:value-type="float" office:value="2.0115999999999998E-2"/>
          </table:table-row>
          <table:table-row>
            <table:table-cell office:value-type="string">
              <text:p>38</text:p>
            </table:table-cell>
            <table:table-cell/>
            <table:table-cell/>
            <table:table-cell office:value-type="float" office:value="100"/>
            <table:table-cell office:value-type="float" office:value="4.8789999999999997E-3"/>
            <table:table-cell office:value-type="float" office:value="100"/>
            <table:table-cell office:value-type="float" office:value="2.0098000000000001E-2"/>
          </table:table-row>
          <table:table-row>
            <table:table-cell office:value-type="string">
              <text:p>39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0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1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2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3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4</text:p>
            </table:table-cell>
            <table:table-cell/>
            <table:table-cell/>
            <table:table-cell office:value-type="float" office:value="200"/>
            <table:table-cell office:value-type="float" office:value="7.0549999999999996E-3"/>
            <table:table-cell office:value-type="float" office:value="200"/>
            <table:table-cell office:value-type="float" office:value="2.0056999999999998E-2"/>
          </table:table-row>
          <table:table-row>
            <table:table-cell office:value-type="string">
              <text:p>45</text:p>
            </table:table-cell>
            <table:table-cell/>
            <table:table-cell/>
            <table:table-cell office:value-type="float" office:value="200"/>
            <table:table-cell office:value-type="float" office:value="3.715E-3"/>
            <table:table-cell office:value-type="float" office:value="200"/>
            <table:table-cell office:value-type="float" office:value="2.0551E-2"/>
          </table:table-row>
          <table:table-row>
            <table:table-cell office:value-type="string">
              <text:p>46</text:p>
            </table:table-cell>
            <table:table-cell/>
            <table:table-cell/>
            <table:table-cell office:value-type="float" office:value="200"/>
            <table:table-cell office:value-type="float" office:value="4.0080000000000003E-3"/>
            <table:table-cell office:value-type="float" office:value="200"/>
            <table:table-cell office:value-type="float" office:value="1.9715E-2"/>
          </table:table-row>
          <table:table-row>
            <table:table-cell office:value-type="string">
              <text:p>47</text:p>
            </table:table-cell>
            <table:table-cell/>
            <table:table-cell/>
            <table:table-cell office:value-type="float" office:value="200"/>
            <table:table-cell office:value-type="float" office:value="6.1780000000000003E-3"/>
            <table:table-cell office:value-type="float" office:value="200"/>
            <table:table-cell office:value-type="float" office:value="1.9991999999999999E-2"/>
          </table:table-row>
          <table:table-row>
            <table:table-cell office:value-type="string">
              <text:p>48</text:p>
            </table:table-cell>
            <table:table-cell/>
            <table:table-cell/>
            <table:table-cell office:value-type="float" office:value="200"/>
            <table:table-cell office:value-type="float" office:value="4.522E-3"/>
            <table:table-cell office:value-type="float" office:value="200"/>
            <table:table-cell office:value-type="float" office:value="1.9696000000000002E-2"/>
          </table:table-row>
          <table:table-row>
            <table:table-cell office:value-type="string">
              <text:p>49</text:p>
            </table:table-cell>
            <table:table-cell/>
            <table:table-cell/>
            <table:table-cell office:value-type="float" office:value="200"/>
            <table:table-cell office:value-type="float" office:value="5.1409999999999997E-3"/>
            <table:table-cell office:value-type="float" office:value="200"/>
            <table:table-cell office:value-type="float" office:value="1.9852000000000002E-2"/>
          </table:table-row>
          <table:table-row>
            <table:table-cell office:value-type="string">
              <text:p>50</text:p>
            </table:table-cell>
            <table:table-cell/>
            <table:table-cell/>
            <table:table-cell office:value-type="float" office:value="200"/>
            <table:table-cell office:value-type="float" office:value="3.627E-3"/>
            <table:table-cell office:value-type="float" office:value="200"/>
            <table:table-cell office:value-type="float" office:value="2.0063999999999999E-2"/>
          </table:table-row>
          <table:table-row>
            <table:table-cell office:value-type="string">
              <text:p>51</text:p>
            </table:table-cell>
            <table:table-cell/>
            <table:table-cell/>
            <table:table-cell office:value-type="float" office:value="200"/>
            <table:table-cell office:value-type="float" office:value="7.3829999999999998E-3"/>
            <table:table-cell office:value-type="float" office:value="200"/>
            <table:table-cell office:value-type="float" office:value="1.9699999999999999E-2"/>
          </table:table-row>
          <table:table-row>
            <table:table-cell office:value-type="string">
              <text:p>52</text:p>
            </table:table-cell>
            <table:table-cell/>
            <table:table-cell/>
            <table:table-cell office:value-type="float" office:value="200"/>
            <table:table-cell office:value-type="float" office:value="8.1069999999999996E-3"/>
            <table:table-cell office:value-type="float" office:value="200"/>
            <table:table-cell office:value-type="float" office:value="2.0115999999999998E-2"/>
          </table:table-row>
          <table:table-row>
            <table:table-cell office:value-type="string">
              <text:p>53</text:p>
            </table:table-cell>
            <table:table-cell/>
            <table:table-cell/>
            <table:table-cell office:value-type="float" office:value="200"/>
            <table:table-cell office:value-type="float" office:value="4.8690000000000001E-3"/>
            <table:table-cell office:value-type="float" office:value="200"/>
            <table:table-cell office:value-type="float" office:value="2.0098000000000001E-2"/>
          </table:table-row>
          <table:table-row>
            <table:table-cell office:value-type="string">
              <text:p>54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5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6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7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8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9</text:p>
            </table:table-cell>
            <table:table-cell/>
            <table:table-cell/>
            <table:table-cell office:value-type="float" office:value="500"/>
            <table:table-cell office:value-type="float" office:value="6.9030000000000003E-3"/>
            <table:table-cell office:value-type="float" office:value="500"/>
            <table:table-cell office:value-type="float" office:value="2.0056999999999998E-2"/>
          </table:table-row>
          <table:table-row>
            <table:table-cell office:value-type="string">
              <text:p>60</text:p>
            </table:table-cell>
            <table:table-cell/>
            <table:table-cell/>
            <table:table-cell office:value-type="float" office:value="500"/>
            <table:table-cell office:value-type="float" office:value="3.7009999999999999E-3"/>
            <table:table-cell office:value-type="float" office:value="500"/>
            <table:table-cell office:value-type="float" office:value="2.0551E-2"/>
          </table:table-row>
          <table:table-row>
            <table:table-cell office:value-type="string">
              <text:p>61</text:p>
            </table:table-cell>
            <table:table-cell/>
            <table:table-cell/>
            <table:table-cell office:value-type="float" office:value="500"/>
            <table:table-cell office:value-type="float" office:value="3.885E-3"/>
            <table:table-cell office:value-type="float" office:value="500"/>
            <table:table-cell office:value-type="float" office:value="1.9715E-2"/>
          </table:table-row>
          <table:table-row>
            <table:table-cell office:value-type="string">
              <text:p>62</text:p>
            </table:table-cell>
            <table:table-cell/>
            <table:table-cell/>
            <table:table-cell office:value-type="float" office:value="500"/>
            <table:table-cell office:value-type="float" office:value="6.2069999999999998E-3"/>
            <table:table-cell office:value-type="float" office:value="500"/>
            <table:table-cell office:value-type="float" office:value="1.9991999999999999E-2"/>
          </table:table-row>
          <table:table-row>
            <table:table-cell office:value-type="string">
              <text:p>63</text:p>
            </table:table-cell>
            <table:table-cell/>
            <table:table-cell/>
            <table:table-cell office:value-type="float" office:value="500"/>
            <table:table-cell office:value-type="float" office:value="4.4539999999999996E-3"/>
            <table:table-cell office:value-type="float" office:value="500"/>
            <table:table-cell office:value-type="float" office:value="1.9696000000000002E-2"/>
          </table:table-row>
          <table:table-row>
            <table:table-cell office:value-type="string">
              <text:p>64</text:p>
            </table:table-cell>
            <table:table-cell/>
            <table:table-cell/>
            <table:table-cell office:value-type="float" office:value="500"/>
            <table:table-cell office:value-type="float" office:value="5.2719999999999998E-3"/>
            <table:table-cell office:value-type="float" office:value="500"/>
            <table:table-cell office:value-type="float" office:value="1.9852000000000002E-2"/>
          </table:table-row>
          <table:table-row>
            <table:table-cell office:value-type="string">
              <text:p>65</text:p>
            </table:table-cell>
            <table:table-cell/>
            <table:table-cell/>
            <table:table-cell office:value-type="float" office:value="500"/>
            <table:table-cell office:value-type="float" office:value="3.6310000000000001E-3"/>
            <table:table-cell office:value-type="float" office:value="500"/>
            <table:table-cell office:value-type="float" office:value="2.0063999999999999E-2"/>
          </table:table-row>
          <table:table-row>
            <table:table-cell office:value-type="string">
              <text:p>66</text:p>
            </table:table-cell>
            <table:table-cell/>
            <table:table-cell/>
            <table:table-cell office:value-type="float" office:value="500"/>
            <table:table-cell office:value-type="float" office:value="7.4330000000000004E-3"/>
            <table:table-cell office:value-type="float" office:value="500"/>
            <table:table-cell office:value-type="float" office:value="1.9699999999999999E-2"/>
          </table:table-row>
          <table:table-row>
            <table:table-cell office:value-type="string">
              <text:p>67</text:p>
            </table:table-cell>
            <table:table-cell/>
            <table:table-cell/>
            <table:table-cell office:value-type="float" office:value="500"/>
            <table:table-cell office:value-type="float" office:value="8.1259999999999995E-3"/>
            <table:table-cell office:value-type="float" office:value="500"/>
            <table:table-cell office:value-type="float" office:value="2.0115999999999998E-2"/>
          </table:table-row>
          <table:table-row>
            <table:table-cell office:value-type="string">
              <text:p>68</text:p>
            </table:table-cell>
            <table:table-cell/>
            <table:table-cell/>
            <table:table-cell office:value-type="float" office:value="500"/>
            <table:table-cell office:value-type="float" office:value="4.8710000000000003E-3"/>
            <table:table-cell office:value-type="float" office:value="500"/>
            <table:table-cell office:value-type="float" office:value="2.0098000000000001E-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